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6" style:family="paragraph" style:parent-style-name="Preformatted_20_Text">
      <style:text-properties fo:font-variant="normal" fo:text-transform="none" fo:color="#ff950e" style:font-name="Menlo" fo:font-size="9pt" fo:letter-spacing="normal" fo:font-style="normal" fo:font-weight="normal" style:font-size-asian="10pt" style:font-size-complex="10pt"/>
    </style:style>
    <style:style style:name="P37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normal" style:font-size-asian="10pt" style:font-size-complex="10pt"/>
    </style:style>
    <style:style style:name="P38" style:family="paragraph" style:parent-style-name="Text_20_body">
      <style:text-properties style:font-name="Arial" fo:font-size="10pt" style:font-size-asian="10pt" style:font-size-complex="10pt"/>
    </style:style>
    <style:style style:name="P39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>
      <style:text-properties fo:color="#ff0000" style:font-name="Arial" fo:font-size="14pt" style:font-size-asian="14pt" style:font-size-complex="14pt"/>
    </style:style>
    <style:style style:name="P41" style:family="paragraph" style:parent-style-name="Standard">
      <style:text-properties style:use-window-font-color="true" style:font-name="Arial" fo:font-size="10pt"/>
    </style:style>
    <style:style style:name="P42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4" style:family="paragraph" style:parent-style-name="Standard">
      <style:text-properties style:font-name="Arial" fo:font-size="10pt" style:font-size-asian="10pt" style:font-size-complex="10pt"/>
    </style:style>
    <style:style style:name="P45" style:family="paragraph" style:parent-style-name="Standard">
      <style:text-properties style:font-name="Arial" fo:font-size="14pt" style:font-size-asian="14pt" style:font-size-complex="14pt"/>
    </style:style>
    <style:style style:name="P46" style:family="paragraph" style:parent-style-name="Standard">
      <style:text-properties fo:color="#00ae00" style:font-name="Arial" fo:font-size="10pt" style:font-size-asian="10pt" style:font-size-complex="10pt"/>
    </style:style>
    <style:style style:name="P47" style:family="paragraph" style:parent-style-name="Standard">
      <style:text-properties fo:color="#ff950e" style:font-name="Arial" fo:font-size="10pt" style:font-size-asian="10pt" style:font-size-complex="10pt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00ae00" style:font-size-asian="10pt" style:font-size-complex="10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-asian="Courier New" style:font-name-complex="Courier New"/>
    </style:style>
    <style:style style:name="T11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2" style:family="text">
      <style:text-properties fo:color="#0000c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7" style:family="text">
      <style:text-properties fo:color="#008080"/>
    </style:style>
    <style:style style:name="T18" style:family="text">
      <style:text-properties fo:color="#3f7f7f"/>
    </style:style>
    <style:style style:name="T19" style:family="text">
      <style:text-properties fo:color="#896612"/>
    </style:style>
    <style:style style:name="T20" style:family="text">
      <style:text-properties fo:color="#808080"/>
    </style:style>
    <style:style style:name="T21" style:family="text">
      <style:text-properties fo:color="#7f007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style:font-name-asian="Courier New" style:font-name-complex="Courier New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Courier New" style:font-weight-asian="bold" style:font-name-complex="Courier New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style:font-size-asian="10pt" style:font-size-complex="10pt"/>
    </style:style>
    <style:style style:name="T29" style:family="text">
      <style:text-properties fo:font-variant="normal" fo:text-transform="none" fo:color="#00ae00" style:font-name="Menlo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3"/>
      <text:p text:style-name="P13"># To get started with security, check out the documentation:</text:p>
      <text:p text:style-name="P13"># http://symfony.com/doc/current/book/security.html</text:p>
      <text:p text:style-name="P13">security:</text:p>
      <text:p text:style-name="P5"><text:s text:c="4"/>encoders:</text:p>
      <text:p text:style-name="P5"><text:s text:c="8"/>Symfony\Component\Security\Core\User\User: plaintext</text:p>
      <text:p text:style-name="P13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3"><text:s text:c="8"/></text:p>
      <text:p text:style-name="P13"><text:s text:c="4"/># http://symfony.com/doc/current/book/security.html#where-do-users-come-from-user-providers</text:p>
      <text:p text:style-name="P13"><text:s text:c="4"/>providers:</text:p>
      <text:p text:style-name="P13"><text:s text:c="8"/>in_memory:</text:p>
      <text:p text:style-name="P13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3"/>
      <text:p text:style-name="P13"><text:s text:c="4"/>firewalls:</text:p>
      <text:p text:style-name="P13"><text:s text:c="8"/># disables authentication for assets and the profiler, adapt it according to your needs</text:p>
      <text:p text:style-name="P13"><text:s text:c="8"/>dev:</text:p>
      <text:p text:style-name="P13"><text:s text:c="12"/>pattern: ^/(_(profiler|wdt)|css|images|js)/</text:p>
      <text:p text:style-name="P13"><text:s text:c="12"/>security: false</text:p>
      <text:p text:style-name="P13"/>
      <text:p text:style-name="P9"><text:s text:c="8"/>main:</text:p>
      <text:p text:style-name="P9"><text:s text:c="12"/>anonymous: ~</text:p>
      <text:p text:style-name="P13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3"><text:s text:c="12"/># activate different ways to authenticate</text:p>
      <text:p text:style-name="P13"/>
      <text:p text:style-name="P13"><text:s text:c="12"/># http_basic: ~</text:p>
      <text:p text:style-name="P13"><text:s text:c="12"/># http://symfony.com/doc/current/book/security.html#a-configuring-how-your-users-will-authenticate</text:p>
      <text:p text:style-name="P13"/>
      <text:p text:style-name="P13"><text:s text:c="12"/># form_login: ~</text:p>
      <text:p text:style-name="P13"><text:soft-page-break/><text:s text:c="12"/># http://symfony.com/doc/current/cookbook/security/form_login_setup.html</text:p>
      <text:p text:style-name="P13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ADMIN }</text:p>
      <text:p text:style-name="P5"><text:s text:c="8"/>#- { path: ^/blog, roles: ROLE_ADMIN }</text:p>
      <text:p text:style-name="P4"/>
      <text:p text:style-name="P4"/>
      <text:p text:style-name="P13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13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2">2. Dodajemy routing: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>Powyższy plik app\config\routing.yml został wyświetlony w celu pokazania dlaczego w <text:span text:style-name="T4">app/config/security.yml stosujemy poniższe ścieżki:</text:span></text:p>
      <text:p text:style-name="P2"/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5">...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 text:c="4"/>path: <text:s text:c="2"/>/frontend_logout</text:p>
      <text:p text:style-name="P2"><text:soft-page-break/>3. Dodajemy kontroler</text:p>
      <text:p text:style-name="P35">//src\BlogAdminBundle\Controller\<text:span text:style-name="T5">SecurityController.php </text:span></text:p>
      <text:p text:style-name="P13">&lt;?php</text:p>
      <text:p text:style-name="P13"/>
      <text:p text:style-name="P5">namespace BlogAdminBundle\Controller;</text:p>
      <text:p text:style-name="P13"/>
      <text:p text:style-name="P13">use Symfony\Bundle\FrameworkBundle\Controller\Controller;</text:p>
      <text:p text:style-name="P13"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public function loginAction(Request $request)</text:p>
      <text:p text:style-name="P13"><text:s text:c="4"/>{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/>
      <text:p text:style-name="P13"><text:s text:c="8"/>return $this-&gt;render('<text:span text:style-name="T5">BlogAdmin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4"/>}</text:p>
      <text:p text:style-name="P13"><text:s text:c="4"/></text:p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}</text:p>
      <text:p text:style-name="P35"/>
      <text:p text:style-name="P35">//src\BlogBundle\Controller\<text:span text:style-name="T5">SecurityController.php </text:span></text:p>
      <text:p text:style-name="P13"/>
      <text:p text:style-name="P13">&lt;?php</text:p>
      <text:p text:style-name="P13"/>
      <text:p text:style-name="P5">namespace BlogBundle\Controller;</text:p>
      <text:p text:style-name="P13"/>
      <text:p text:style-name="P13">use Symfony\Bundle\FrameworkBundle\Controller\Controller;</text:p>
      <text:p text:style-name="P13"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public function loginAction(Request $request)</text:p>
      <text:p text:style-name="P13"><text:s text:c="4"/>{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><text:soft-page-break/></text:p>
      <text:p text:style-name="P13"><text:s text:c="8"/>return $this-&gt;render('<text:span text:style-name="T5">Blog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4"/>}</text:p>
      <text:p text:style-name="P13"/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}</text:p>
      <text:p text:style-name="P13"/>
      <text:p text:style-name="P2">4. Dodajemy formularz logowania</text:p>
      <text:p text:style-name="P35">//src\BlogAdmin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back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/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4"/>
      <text:p text:style-name="P35">//src\Blog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front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><text:soft-page-break/></text:p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13"/>
      <text:p text:style-name="P13"/>
      <text:p text:style-name="P21"><text:span text:style-name="T2">5. Dodajemy przycisk <text:s/>„</text:span><text:span text:style-name="T11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10"><text:s text:c="40"/>&lt;a href="</text:span><text:span text:style-name="T6">{{ path('blog_backend_logout') }}</text:span><text:span text:style-name="T10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6. Dodajemy dwa przyciski na stronie frontend:</text:p>
      <text:p text:style-name="P32">//blog\src\BlogBundle\Resources\views\base.html.twig </text:p>
      <text:p text:style-name="P19"/>
      <text:p text:style-name="P19"><text:s text:c="16"/>&lt;div class="collapse navbar-collapse navbar-collapse-bs"&gt;</text:p>
      <text:p text:style-name="P19"><text:s text:c="20"/>&lt;ul class="nav navbar-nav"&gt;</text:p>
      <text:p text:style-name="P19"><text:s text:c="24"/>&lt;li&gt;&lt;a href="{{ path('blog_homepage') }}"&gt;Start&lt;/a&gt;&lt;/li&gt;</text:p>
      <text:p text:style-name="P19"><text:s text:c="24"/>&lt;li&gt;&lt;a href="{{ path('post') }}"&gt;Blog&lt;/a&gt;&lt;/li&gt;</text:p>
      <text:p text:style-name="P19"><text:s text:c="24"/>&lt;li&gt;&lt;a href="{{ path('blog_archives_page') }}"&gt;Archives&lt;/a&gt;&lt;/li&gt;</text:p>
      <text:p text:style-name="P19"><text:s text:c="24"/>{#</text:p>
      <text:p text:style-name="P19"><text:s text:c="24"/>&lt;li class="dropdown"&gt;</text:p>
      <text:p text:style-name="P19"><text:s text:c="28"/>&lt;a class="dropdown-toggle" data-toggle="dropdown"&gt;Produkt &lt;span class="caret"&gt;&lt;/span&gt;&lt;/a&gt;</text:p>
      <text:p text:style-name="P19"><text:s text:c="28"/>&lt;ul class="dropdown-menu" role="menu"&gt;</text:p>
      <text:p text:style-name="P19"><text:s text:c="32"/>&lt;li&gt;&lt;a href="#"&gt;Blog&lt;/a&gt;&lt;/li&gt;</text:p>
      <text:p text:style-name="P19"><text:s text:c="32"/>&lt;li&gt;&lt;a href="#"&gt;Shop&lt;/a&gt;&lt;/li&gt;</text:p>
      <text:p text:style-name="P19"><text:s text:c="28"/>&lt;/ul&gt;</text:p>
      <text:p text:style-name="P19"><text:s text:c="24"/>&lt;/li&gt;</text:p>
      <text:p text:style-name="P19"><text:s text:c="24"/>#}</text:p>
      <text:p text:style-name="P19"><text:s text:c="20"/>&lt;/ul&gt;</text:p>
      <text:p text:style-name="P19"><text:s text:c="20"/>&lt;ul class="nav navbar-nav navbar-right"&gt;</text:p>
      <text:p text:style-name="P16"><text:s text:c="24"/>{% if is_granted('ROLE_ADMIN') %}</text:p>
      <text:p text:style-name="P16"><text:s text:c="28"/>&lt;li&gt;&lt;a href="{{ path('blog_frontend_logout') }}"&gt;Log out&lt;/a&gt;&lt;/li&gt;</text:p>
      <text:p text:style-name="P16"><text:s text:c="24"/>{% else %}</text:p>
      <text:p text:style-name="P16"><text:s text:c="28"/>&lt;li&gt;&lt;a href="{{ path('blog_frontend_login') }}"&gt;Sign in&lt;/a&gt;&lt;/li&gt;</text:p>
      <text:p text:style-name="P16"><text:s text:c="24"/>{% endif %}</text:p>
      <text:p text:style-name="P19"><text:s text:c="20"/>&lt;/ul&gt;</text:p>
      <text:p text:style-name="P19"><text:s text:c="16"/>&lt;/div&gt;</text:p>
      <text:p text:style-name="P19"/>
      <text:p text:style-name="P19"/>
      <text:p text:style-name="P24"><text:span text:style-name="T14">7. Wyświetlanie przycisku „user” tylko dla użytkowników z '</text:span><text:span text:style-name="T15">ROLE_ADMIN</text:span><text:span text:style-name="T14">':</text:span></text:p>
      <text:p text:style-name="P25">(Przycisk jest niewidoczny, ale można wejść na strone jeśli ktoś zna ades url!)</text:p>
      <text:p text:style-name="P22"><text:span text:style-name="T9"><text:tab/><text:tab/> <text:s text:c="15"/></text:span><text:span text:style-name="T17">&lt;</text:span><text:span text:style-name="T18">ul</text:span> <text:span text:style-name="T21">class</text:span><text:span text:style-name="T9">=</text:span><text:span text:style-name="T22">"nav sidebar-nav"</text:span><text:span text:style-name="T17">&gt;</text:span></text:p>
      <text:p text:style-name="P17"><text:span text:style-name="T9"><text:tab/><text:tab/> <text:s text:c="19"/></text:span><text:span text:style-name="T17">&lt;</text:span><text:span text:style-name="T18">li</text:span> <text:span text:style-name="T21">class</text:span><text:span text:style-name="T9">=</text:span>"<text:span text:style-name="T19">{{</text:span><text:span text:style-name="T8"> </text:span><text:span text:style-name="T9">app</text:span><text:span text:style-name="T20">.</text:span><text:span text:style-name="T9">request</text:span><text:span text:style-name="T20">.</text:span><text:span text:style-name="T9">get</text:span><text:span text:style-name="T20">(</text:span><text:span text:style-name="T12">'_route'</text:span><text:span text:style-name="T20">)</text:span><text:span text:style-name="T8"> </text:span><text:span text:style-name="T20">==</text:span><text:span text:style-name="T8"> </text:span><text:span text:style-name="T12">'application_shop_admin_homepage'</text:span><text:span text:style-name="T8"> </text:span><text:span text:style-name="T20">?</text:span><text:span text:style-name="T8"> </text:span><text:span text:style-name="T12">'active'</text:span><text:span text:style-name="T8"> </text:span><text:span text:style-name="T20">:</text:span><text:span text:style-name="T8"> </text:span><text:span text:style-name="T12">''</text:span><text:span text:style-name="T8"> </text:span><text:span text:style-name="T19">}}</text:span>"<text:span text:style-name="T17">&gt;</text:span></text:p>
      <text:p text:style-name="P17"><text:span text:style-name="T9"><text:tab/><text:tab/> <text:s text:c="23"/></text:span><text:span text:style-name="T17">&lt;</text:span><text:span text:style-name="T18">a</text:span> <text:span text:style-name="T21">href</text:span><text:span text:style-name="T9">=</text:span>"<text:span text:style-name="T19">{{</text:span><text:span text:style-name="T8"> </text:span><text:span text:style-name="T9">path</text:span><text:span text:style-name="T20">(</text:span><text:span text:style-name="T12">'application_shop_admin_homepage'</text:span><text:span text:style-name="T20">)</text:span><text:span text:style-name="T8"> </text:span><text:span text:style-name="T19">}}</text:span>"<text:span text:style-name="T17">&gt;&lt;</text:span><text:span text:style-name="T18">i</text:span> <text:span text:style-name="T21">class</text:span><text:span text:style-name="T9">=</text:span><text:span text:style-name="T22">"fa fa-fw fa-dashboard"</text:span><text:span text:style-name="T17">&gt;&lt;/</text:span><text:span text:style-name="T18">i</text:span><text:span text:style-name="T17">&gt;</text:span><text:span text:style-name="T9"> Dashboard</text:span><text:span text:style-name="T17">&lt;/</text:span><text:span text:style-name="T18">a</text:span><text:span text:style-name="T17">&gt;</text:span></text:p>
      <text:p text:style-name="P17"><text:span text:style-name="T9"><text:tab/><text:tab/> <text:s text:c="19"/></text:span><text:span text:style-name="T17">&lt;/</text:span><text:span text:style-name="T18">li</text:span><text:span text:style-name="T17">&gt;</text:span></text:p>
      <text:p text:style-name="P14"><text:tab/><text:tab/> <text:s text:c="19"/>{%<text:span text:style-name="T24"> if </text:span>is_granted('ROLE_ADMIN')<text:span text:style-name="T24"> </text:span>%}</text:p>
      <text:p text:style-name="P14"><text:tab/><text:tab/> <text:s text:c="19"/>&lt;li&gt;</text:p>
      <text:p text:style-name="P14"><text:tab/><text:tab/> <text:s text:c="23"/>&lt;a href=<text:span text:style-name="T26">"#"</text:span>&gt;&lt;i class=<text:span text:style-name="T26">"fa fa-fw fa-file"</text:span>&gt;&lt;/i&gt; Users&lt;/a&gt;</text:p>
      <text:p text:style-name="P14"><text:tab/><text:tab/> <text:s text:c="19"/>&lt;/li&gt;</text:p>
      <text:p text:style-name="P15"><text:span text:style-name="T23"><text:tab/><text:tab/> <text:s text:c="19"/>{%</text:span><text:span text:style-name="T25"> endif </text:span><text:span text:style-name="T23">%}</text:span><text:span text:style-name="T16">…</text:span></text:p>
      <text:p text:style-name="P19">8. Przykład zabezpieczania widoczności strony</text:p>
      <text:p text:style-name="P26">Uwaga na kolejność wpisywanych ścież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blog.localhost/app_dev.php/dashboard musimy podać </text:p>
      <text:p text:style-name="P23"/>
      <text:p text:style-name="P23">login: admin i hasło: adminpass</text:p>
      <text:p text:style-name="P23">lub</text:p>
      <text:p text:style-name="P23">login: user i hasło: userpass</text:p>
      <text:p text:style-name="P4"/>
      <text:p text:style-name="P4"/>
      <text:p text:style-name="P4"/>
      <text:p text:style-name="P4"/>
      <text:p text:style-name="P3"><text:soft-page-break/>Dynamiczne kodowanie haseł:</text:p>
      <text:p text:style-name="P1"><text:a xlink:type="simple" xlink:href="http://symfony.com/doc/2.7/book/security.html#c-encoding-the-user-s-password">http://symfony.com/doc/2.7/book/security.html#c-encoding-the-user-s-password</text:a></text:p>
      <text:p text:style-name="P1"/>
      <text:p text:style-name="P1"/>
      <text:p text:style-name="P1">1. Jeśli masz php 5.4 musisz zainstalować</text:p>
      <text:p text:style-name="P36"/>
      <text:p text:style-name="P37">$ composer require ircmaxell/password-compat "~1.0"</text:p>
      <text:p text:style-name="P1"/>
      <text:p text:style-name="P1">2. W pliku zmieniamy wpis:</text:p>
      <text:p text:style-name="P38">//blog\app\config\security.yml</text:p>
      <text:p text:style-name="P1">security:</text:p>
      <text:p text:style-name="P1"><text:s text:c="4"/>encoders:</text:p>
      <text:p text:style-name="P1"><text:s text:c="8"/><text:span text:style-name="T27">#Symfony\Component\Security\Core\User\User: plaintext</text:span></text:p>
      <text:p text:style-name="P1"><text:s text:c="8"/><text:span text:style-name="T5">Symfony\Component\Security\Core\User\User:</text:span></text:p>
      <text:p text:style-name="P5"><text:s text:c="12"/>algorithm: bcrypt</text:p>
      <text:p text:style-name="P5"/>
      <text:p text:style-name="P13">3. Następnie kodujemy hasło za pomocą:</text:p>
      <text:p text:style-name="P37"/>
      <text:p text:style-name="P37">$ php app/console security:encode-password</text:p>
      <text:p text:style-name="P47"/>
      <text:p text:style-name="P13">4. Wklejamy zakodowane hasło:</text:p>
      <text:p text:style-name="P39">//blog\app\config\security.yml</text:p>
      <text:p text:style-name="P13"><text:s text:c="16"/>users:</text:p>
      <text:p text:style-name="P41"><text:span text:style-name="T28"><text:s text:c="20"/>user: <text:s/>{ password: </text:span><text:span text:style-name="T29">$2a$12$LCY0MefVIEc3TYPHV9SNnuzOfyr2p/AXIGoQJEDs4am4JwhNz/jli</text:span></text:p>
      <text:p text:style-name="P13">, roles: [ 'ROLE_USER' ] }</text:p>
      <text:p text:style-name="P41"><text:span text:style-name="T28"><text:s text:c="20"/>admin: { password:</text:span><text:span text:style-name="T7"> </text:span><text:span text:style-name="T29">$2a$12$cyTWeE9kpq1PjqKFiWUZFuCRPwVyAZwm4XzMZ1qPUFl7/flCM3V0G</text:span></text:p>
      <text:p text:style-name="P13">, roles: [ 'ROLE_ADMIN' ] 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2"><text:soft-page-break/>2. Dodajemy routing na końcu pliku:</text:p>
      <text:p text:style-name="P33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33"><text:span text:style-name="T13">//src\BlogAdminBundle\Controller\</text:span><text:span text:style-name="T5">SecurityController.php </text:span></text:p>
      <text:p text:style-name="P2"/>
      <text:p text:style-name="P11">&lt;?php</text:p>
      <text:p text:style-name="P11"/>
      <text:p text:style-name="P11">namespace BlogAdminBundle\Controller;</text:p>
      <text:p text:style-name="P11"/>
      <text:p text:style-name="P11"/>
      <text:p text:style-name="P11">use Symfony\Bundle\FrameworkBundle\Controller\Controller;</text:p>
      <text:p text:style-name="P11">use Symfony\Component\HttpFoundation\Request;</text:p>
      <text:p text:style-name="P11"/>
      <text:p text:style-name="P11">class SecurityController extends Controller</text:p>
      <text:p text:style-name="P11">{</text:p>
      <text:p text:style-name="P11"><text:s text:c="4"/>public function loginAction()</text:p>
      <text:p text:style-name="P11"><text:s text:c="4"/>{</text:p>
      <text:p text:style-name="P11"><text:s text:c="8"/>$authenticationUtils = $this-&gt;get('security.authentication_utils');</text:p>
      <text:p text:style-name="P11"/>
      <text:p text:style-name="P11"><text:s text:c="8"/>// get the login error if there is one</text:p>
      <text:p text:style-name="P11"><text:s text:c="8"/>$error = $authenticationUtils-&gt;getLastAuthenticationError();</text:p>
      <text:p text:style-name="P11"/>
      <text:p text:style-name="P11"><text:s text:c="8"/>// last username entered by the user</text:p>
      <text:p text:style-name="P11"><text:s text:c="8"/>$lastUsername = $authenticationUtils-&gt;getLastUsername();</text:p>
      <text:p text:style-name="P11"/>
      <text:p text:style-name="P11"><text:s text:c="8"/>return $this-&gt;render('BlogAdminBundle:Security:login.html.twig',</text:p>
      <text:p text:style-name="P11"><text:s text:c="12"/>array(</text:p>
      <text:p text:style-name="P11"><text:s text:c="16"/>// last username entered by the user</text:p>
      <text:p text:style-name="P11"><text:s text:c="16"/>'last_username' =&gt; $lastUsername,</text:p>
      <text:p text:style-name="P11"><text:s text:c="16"/>'error' <text:s text:c="8"/>=&gt; $error,</text:p>
      <text:p text:style-name="P11"><text:s text:c="12"/>)</text:p>
      <text:p text:style-name="P11"><text:s text:c="8"/>);</text:p>
      <text:p text:style-name="P11"><text:s text:c="4"/>}</text:p>
      <text:p text:style-name="P11"/>
      <text:p text:style-name="P11"><text:s text:c="4"/>public function loginCheck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/>
      <text:p text:style-name="P11"><text:s text:c="4"/>public function logout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><text:s text:c="4"/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4. Dodajemy formularz logowania</text:p>
      <text:p text:style-name="P33"><text:span text:style-name="T13">//src\BlogAdminBundle\Resources\views\</text:span><text:span text:style-name="T5">Security\login.html.twig </text:span></text:p>
      <text:p text:style-name="P6"/>
      <text:p text:style-name="P6"/>
      <text:p text:style-name="P12">{# app/Resources/views/security/login.html.twig #}</text:p>
      <text:p text:style-name="P12">{# ... you will probably extends your base template, like base.html.twig #}</text:p>
      <text:p text:style-name="P12"/>
      <text:p text:style-name="P12">{% if error %}</text:p>
      <text:p text:style-name="P12"><text:s text:c="4"/>&lt;div&gt;{{ error.messageKey|trans(error.messageData, 'security') }}&lt;/div&gt;</text:p>
      <text:p text:style-name="P12">{% endif %}</text:p>
      <text:p text:style-name="P12"/>
      <text:p text:style-name="P12">&lt;form action="{{ path('blog_admin_login_check') }}" method="post"&gt;</text:p>
      <text:p text:style-name="P12"><text:s text:c="4"/>&lt;label for="username"&gt;Username:&lt;/label&gt;</text:p>
      <text:p text:style-name="P12"><text:s text:c="4"/>&lt;input type="text" id="username" name="_username" value="{{ last_username }}" /&gt;</text:p>
      <text:p text:style-name="P12"/>
      <text:p text:style-name="P12"><text:s text:c="4"/>&lt;label for="password"&gt;Password:&lt;/label&gt;</text:p>
      <text:p text:style-name="P12"><text:s text:c="4"/>&lt;input type="password" id="password" name="_password" /&gt;</text:p>
      <text:p text:style-name="P12"/>
      <text:p text:style-name="P12"><text:s text:c="4"/>{#</text:p>
      <text:p text:style-name="P12"><text:s text:c="8"/>If you want to control the URL the user</text:p>
      <text:p text:style-name="P12"><text:s text:c="8"/>is redirected to on success (more details below)</text:p>
      <text:p text:style-name="P12"><text:s text:c="8"/>&lt;input type="hidden" name="_target_path" value="/account" /&gt;</text:p>
      <text:p text:style-name="P12"><text:s text:c="4"/>#}</text:p>
      <text:p text:style-name="P12"/>
      <text:p text:style-name="P12"><text:s text:c="4"/>&lt;button type="submit"&gt;login&lt;/button&gt;</text:p>
      <text:p text:style-name="P12">&lt;/form&gt;</text:p>
      <text:p text:style-name="P20"/>
      <text:p text:style-name="P18"><text:span text:style-name="T23">5. Dodajemy przycisk <text:s/>„</text:span><text:span text:style-name="T10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10"><text:s text:c="40"/>&lt;a href="</text:span><text:span text:style-name="T6">{{ path('blog_admin_logout') }}</text:span><text:span text:style-name="T10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<text:span text:style-name="T14">6. Wyświetlanie przycisku „user” tylko dla użytkowników z '</text:span><text:span text:style-name="T15">ROLE_ADMIN</text:span><text:span text:style-name="T14">':</text:span></text:p>
      <text:p text:style-name="P25">(Przycisk jest niewidoczny, ale można wejść na strone jeśli ktoś zna ades url!)</text:p>
      <text:p text:style-name="P22"><text:span text:style-name="T9"><text:tab/><text:tab/> <text:s text:c="15"/></text:span><text:span text:style-name="T17">&lt;</text:span><text:span text:style-name="T18">ul</text:span> <text:span text:style-name="T21">class</text:span><text:span text:style-name="T9">=</text:span><text:span text:style-name="T22">"nav sidebar-nav"</text:span><text:span text:style-name="T17">&gt;</text:span></text:p>
      <text:p text:style-name="P17"><text:span text:style-name="T9"><text:tab/><text:tab/> <text:s text:c="19"/></text:span><text:span text:style-name="T17">&lt;</text:span><text:span text:style-name="T18">li</text:span> <text:span text:style-name="T21">class</text:span><text:span text:style-name="T9">=</text:span>"<text:span text:style-name="T19">{{</text:span><text:span text:style-name="T8"> </text:span><text:span text:style-name="T9">app</text:span><text:span text:style-name="T20">.</text:span><text:span text:style-name="T9">request</text:span><text:span text:style-name="T20">.</text:span><text:span text:style-name="T9">get</text:span><text:span text:style-name="T20">(</text:span><text:span text:style-name="T12">'_route'</text:span><text:span text:style-name="T20">)</text:span><text:span text:style-name="T8"> </text:span><text:span text:style-name="T20">==</text:span><text:span text:style-name="T8"> </text:span><text:span text:style-name="T12">'application_shop_admin_homepage'</text:span><text:span text:style-name="T8"> </text:span><text:span text:style-name="T20">?</text:span><text:span text:style-name="T8"> </text:span><text:span text:style-name="T12">'active'</text:span><text:span text:style-name="T8"> </text:span><text:span text:style-name="T20">:</text:span><text:span text:style-name="T8"> </text:span><text:span text:style-name="T12">''</text:span><text:span text:style-name="T8"> </text:span><text:span text:style-name="T19">}}</text:span>"<text:span text:style-name="T17">&gt;</text:span></text:p>
      <text:p text:style-name="P17"><text:span text:style-name="T9"><text:tab/><text:tab/> <text:s text:c="23"/></text:span><text:span text:style-name="T17">&lt;</text:span><text:span text:style-name="T18">a</text:span> <text:span text:style-name="T21">href</text:span><text:span text:style-name="T9">=</text:span>"<text:span text:style-name="T19">{{</text:span><text:span text:style-name="T8"> </text:span><text:span text:style-name="T9">path</text:span><text:span text:style-name="T20">(</text:span><text:span text:style-name="T12">'application_shop_admin_homepage'</text:span><text:span text:style-name="T20">)</text:span><text:span text:style-name="T8"> </text:span><text:span text:style-name="T19">}}</text:span>"<text:span text:style-name="T17">&gt;&lt;</text:span><text:span text:style-name="T18">i</text:span> <text:span text:style-name="T21">class</text:span><text:span text:style-name="T9">=</text:span><text:span text:style-name="T22">"fa fa-fw fa-dashboard"</text:span><text:span text:style-name="T17">&gt;&lt;/</text:span><text:span text:style-name="T18">i</text:span><text:span text:style-name="T17">&gt;</text:span><text:span text:style-name="T9"> Dashboard</text:span><text:span text:style-name="T17">&lt;/</text:span><text:span text:style-name="T18">a</text:span><text:span text:style-name="T17">&gt;</text:span></text:p>
      <text:p text:style-name="P17"><text:span text:style-name="T9"><text:tab/><text:tab/> <text:s text:c="19"/></text:span><text:span text:style-name="T17">&lt;/</text:span><text:span text:style-name="T18">li</text:span><text:span text:style-name="T17">&gt;</text:span></text:p>
      <text:p text:style-name="P14"><text:tab/><text:tab/> <text:s text:c="19"/>{%<text:span text:style-name="T24"> if </text:span>is_granted('ROLE_ADMIN')<text:span text:style-name="T24"> </text:span>%}</text:p>
      <text:p text:style-name="P14"><text:tab/><text:tab/> <text:s text:c="19"/>&lt;li&gt;</text:p>
      <text:p text:style-name="P14"><text:tab/><text:tab/> <text:s text:c="23"/>&lt;a href=<text:span text:style-name="T26">"#"</text:span>&gt;&lt;i class=<text:span text:style-name="T26">"fa fa-fw fa-file"</text:span>&gt;&lt;/i&gt; Users&lt;/a&gt;</text:p>
      <text:p text:style-name="P14"><text:tab/><text:tab/> <text:s text:c="19"/>&lt;/li&gt;</text:p>
      <text:p text:style-name="P15"><text:span text:style-name="T23"><text:tab/><text:tab/> <text:s text:c="19"/>{%</text:span><text:span text:style-name="T25"> endif </text:span><text:span text:style-name="T23">%}</text:span><text:span text:style-name="T16">…</text:span></text:p>
      <text:p text:style-name="P19">7. Przykład zabezpieczania widoczności strony</text:p>
      <text:p text:style-name="P19"/>
      <text:p text:style-name="P26">Uwaga na kolejność wpisywanych ścierz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shop.localhost/app_dev.php/dashboard musimy podać </text:p>
      <text:p text:style-name="P23"/>
      <text:p text:style-name="P23">login: admin i hasło: adminpass</text:p>
      <text:p text:style-name="P23">lub</text:p>
      <text:p text:style-name="P28">login: user i hasło: userpass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Frontend and backend</text:p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29"><text:s text:c="4"/>encoders:</text:p>
      <text:p text:style-name="P29"><text:s text:c="8"/>Symfony\Component\Security\Core\User\User: plaintext</text:p>
      <text:p text:style-name="P29"/>
      <text:p text:style-name="P29"><text:s text:c="4"/>role_hierarchy:</text:p>
      <text:p text:style-name="P29"><text:s text:c="8"/>ROLE_ADMIN: <text:s text:c="6"/>ROLE_USER</text:p>
      <text:p text:style-name="P29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29"><text:s text:c="16"/>users:</text:p>
      <text:p text:style-name="P29"><text:s text:c="20"/>user: <text:s/>{ password: userpass, roles: [ 'ROLE_USER' ] }</text:p>
      <text:p text:style-name="P29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29"><text:s text:c="8"/></text:p>
      <text:p text:style-name="P16"><text:s text:c="8"/>front_firewall:</text:p>
      <text:p text:style-name="P16"><text:s text:c="12"/>pattern: ^/archive</text:p>
      <text:p text:style-name="P16"><text:s text:c="12"/>http_basic:</text:p>
      <text:p text:style-name="P16"><text:s text:c="16"/></text:p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29"><text:s text:c="12"/></text:p>
      <text:p text:style-name="P29"><text:s text:c="8"/>secured_area:</text:p>
      <text:p text:style-name="P29"><text:s text:c="12"/>pattern: <text:s text:c="3"/>^/</text:p>
      <text:p text:style-name="P29"><text:s text:c="12"/>form_login:</text:p>
      <text:p text:style-name="P29"><text:s text:c="16"/>login_path: login</text:p>
      <text:p text:style-name="P29"><text:s text:c="16"/>check_path: login_check</text:p>
      <text:p text:style-name="P29"><text:s text:c="12"/>logout:</text:p>
      <text:p text:style-name="P29"><text:s text:c="16"/>path: <text:s text:c="2"/>logout</text:p>
      <text:p text:style-name="P29"><text:s text:c="16"/>target: /dashboard</text:p>
      <text:p text:style-name="P29"><text:s text:c="12"/>anonymous: ~</text:p>
      <text:p text:style-name="P29"><text:s text:c="12"/></text:p>
      <text:p text:style-name="P29"><text:s text:c="12"/>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29"><text:s text:c="4"/>access_control:</text:p>
      <text:p text:style-name="P29"><text:s text:c="8"/># require ROLE_ADMIN for /admin*</text:p>
      <text:p text:style-name="P29"><text:s text:c="8"/>- { path: ^/dashboard, roles: ROLE_ADMIN }</text:p>
      <text:p text:style-name="P29"><text:s text:c="8"/>- { path: ^/archive, roles: ROLE_ADMIN }</text:p>
      <text:p text:style-name="P29"><text:s text:c="8"/></text:p>
      <text:p text:style-name="P29"><text:s text:c="8"/></text:p>
      <text:p text:style-name="P29"/>
      <text:p text:style-name="P29"/>
      <text:p text:style-name="P29"/>
      <text:p text:style-name="P29"/>
      <text:p text:style-name="P29"/>
      <text:p text:style-name="P30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28">//blog/app/config/security.yml</text:p>
      <text:p text:style-name="P28"/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16"><text:s text:c="4"/>encoders:</text:p>
      <text:p text:style-name="P16"><text:s text:c="8"/>Symfony\Component\Security\Core\User\User: plaintext</text:p>
      <text:p text:style-name="P16"/>
      <text:p text:style-name="P16"><text:s text:c="4"/>role_hierarchy:</text:p>
      <text:p text:style-name="P16"><text:s text:c="8"/>ROLE_ADMIN: <text:s text:c="6"/>ROLE_USER</text:p>
      <text:p text:style-name="P16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16"><text:s text:c="16"/>users:</text:p>
      <text:p text:style-name="P16"><text:s text:c="20"/>user: <text:s/>{ password: userpass, roles: [ 'ROLE_USER' ] }</text:p>
      <text:p text:style-name="P16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9"/>
      <text:p text:style-name="P9"><text:s text:c="8"/>main:</text:p>
      <text:p text:style-name="P25"><text:s text:c="12"/>anonymous: ~</text:p>
      <text:p text:style-name="P25"/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16"/>
      <text:p text:style-name="P16"><text:s text:c="8"/>secured_area:</text:p>
      <text:p text:style-name="P16"><text:s text:c="12"/>pattern: <text:s text:c="3"/>^/</text:p>
      <text:p text:style-name="P16"><text:s text:c="12"/>form_login:</text:p>
      <text:p text:style-name="P16"><text:s text:c="16"/>#login_path: /dashboard/login</text:p>
      <text:p text:style-name="P16"><text:s text:c="16"/>#check_path: /dashboard/login_check</text:p>
      <text:p text:style-name="P16"><text:s text:c="16"/>login_path: login</text:p>
      <text:p text:style-name="P16"><text:s text:c="16"/>check_path: login_check</text:p>
      <text:p text:style-name="P16"><text:s text:c="12"/>logout:</text:p>
      <text:p text:style-name="P16"><text:s text:c="16"/>#path: <text:s text:c="2"/>/dashboard/logout</text:p>
      <text:p text:style-name="P16"><text:s text:c="16"/>#target: /dashboard</text:p>
      <text:p text:style-name="P16"><text:s text:c="16"/>path: <text:s text:c="2"/>logout</text:p>
      <text:p text:style-name="P16"><text:s text:c="16"/>target: blog_admin_homepage</text:p>
      <text:p text:style-name="P16"><text:s text:c="12"/>anonymous: ~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16"><text:s text:c="4"/>access_control:</text:p>
      <text:p text:style-name="P16"><text:s text:c="8"/># require ROLE_ADMIN for /admin*</text:p>
      <text:p text:style-name="P16"><text:s text:c="8"/>- { path: ^/dashboard, roles: ROLE_ADMIN }</text:p>
      <text:p text:style-name="P16"/>
      <text:p text:style-name="P16"><text:soft-page-break/></text:p>
      <text:p text:style-name="P2">2. Dodajemy routing na końcu pliku:</text:p>
      <text:p text:style-name="P33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4"><text:span text:style-name="T13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oft-page-break/><text:s text:c="8"/>// The security layer will intercept this request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4"><text:span text:style-name="T13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1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5M50S</meta:editing-duration>
    <meta:editing-cycles>52</meta:editing-cycles>
    <meta:generator>OpenOffice.org/3.3$Win32 OpenOffice.org_project/330m20$Build-9567</meta:generator>
    <dc:date>2016-03-01T16:08:37.98</dc:date>
    <dc:creator>szymon idczak</dc:creator>
    <meta:document-statistic meta:table-count="0" meta:image-count="0" meta:object-count="0" meta:page-count="16" meta:paragraph-count="657" meta:word-count="2121" meta:character-count="27216"/>
    <meta:user-defined meta:name="Info 1"/>
    <meta:user-defined meta:name="Info 2"/>
    <meta:user-defined meta:name="Info 3"/>
    <meta:user-defined meta:name="Info 4"/>
  </office:meta>
</office:document-meta>
</file>